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ErrorFileNotFound</text:p>
      <text:p text:style-name="P5">mycompany_name = Nouvelle Attitude</text:p>
      <text:p text:style-name="P5">mycompany_address = 10 – 18 rue Senouque</text:p>
      <text:p text:style-name="P5">mycompany_zip = 78530</text:p>
      <text:p text:style-name="P5">mycompany_town = BUC</text:p>
      <text:p text:style-name="P5">mycompany_country = France</text:p>
      <text:p text:style-name="P6">mycompany_country_code = FR</text:p>
      <text:p text:style-name="P6">mycompany_state = Yvelines</text:p>
      <text:p text:style-name="P6">mycompany_state_code = 78</text:p>
      <text:p text:style-name="P5">mycompany_phone = 01 39 56 91 69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14710</text:p>
      <text:p text:style-name="P5">mycompany_juridicalstatus= Non d&amp;eacute;fini</text:p>
      <text:p text:style-name="P5">mycompany_idprof1 = 493764674</text:p>
      <text:p text:style-name="P5">mycompany_idprof2 = 49376467400070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FR50493764674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SuperAdmin</text:p>
      <text:p text:style-name="P10">myuser_firstname = </text:p>
      <text:p text:style-name="P10">myuser_login = admin</text:p>
      <text:p text:style-name="P10">myuser_email = 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16</text:p>
      <text:p text:style-name="P5">object_ref = BOM2309-0011</text:p>
      <text:p text:style-name="P5">object_date_creation = 05/09/2023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Antivol_a_Cable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Antivol_a_Cable</text:p>
            <text:p text:style-name="Table_20_Contents">Antivol à Câble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Arret_de_Cable_Derailleur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Arret_de_Cable_Derailleur</text:p>
            <text:p text:style-name="Table_20_Contents">Arrêt de Cable Dérailleur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Arret_de_Gaine_de_Derailleur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Arret_de_Gaine_de_Derailleur</text:p>
            <text:p text:style-name="Table_20_Contents">Arrêt de Gaine de Dérailleur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Arret_de_Gaine_de_Derailleur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Arret_de_Gaine_de_Derailleur</text:p>
            <text:p text:style-name="Table_20_Contents">Arrêt de Gaine de Dérailleur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Arret_Gaine_de_Frein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Arret_Gaine_de_Frein</text:p>
            <text:p text:style-name="Table_20_Contents">Arrêt Gaine de Frein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5T09:28:11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